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fa22"/>
    </style:style>
    <style:style style:name="P2" style:family="paragraph" style:parent-style-name="Standard">
      <style:text-properties officeooo:rsid="0014fa22" officeooo:paragraph-rsid="0014fa22"/>
    </style:style>
    <style:style style:name="T1" style:family="text">
      <style:text-properties officeooo:rsid="0014fa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1</text:span></text:p>
      <text:p text:style-name="P1">import pandas as pd</text:p>
      <text:p text:style-name="Standard">df=pd.read_csv('Data.csv')</text:p>
      <text:p text:style-name="Standard">print("Enter DataFrame:")</text:p>
      <text:p text:style-name="Standard">print(df)</text:p>
      <text:p text:style-name="Standard">print("describe",df.describe())</text:p>
      <text:p text:style-name="Standard">print("shape:",df.shape)</text:p>
      <text:p text:style-name="Standard">print(df.head(3))</text:p>
      <text:p text:style-name="Standard"/>
      <text:p text:style-name="Standard"/>
      <text:p text:style-name="Standard"/>
      <text:p text:style-name="Standard"/>
      <text:p text:style-name="P2">Q2</text:p>
      <text:p text:style-name="P2">import pandas as pd</text:p>
      <text:p text:style-name="P2">df=pd.read_csv('Data.csv')</text:p>
      <text:p text:style-name="P2">print("Enter DataFrame:")</text:p>
      <text:p text:style-name="P2">print("describe",df.describe())</text:p>
      <text:p text:style-name="P2">print("shape:",df.shape)</text:p>
      <text:p text:style-name="P2">print(df.head(3))</text:p>
      <text:p text:style-name="P2"/>
      <text:p text:style-name="P2"/>
      <text:p text:style-name="P2">Q2,1</text:p>
      <text:p text:style-name="P2">import pandas as pd</text:p>
      <text:p text:style-name="P2">data=pd.read_csv('Data.csv')</text:p>
      <text:p text:style-name="P2">df=pd.DataFrame(data)</text:p>
      <text:p text:style-name="P2">print("\n Displaying Dataset:\n",df)</text:p>
      <text:p text:style-name="P2">data["Salary"]=data['Salary'].fillna(data['Salary'].mean(),inplace=True)</text:p>
      <text:p text:style-name="P2">data['Age']=data['Age'].fillna(data['Salary'].mean(),inplace=True)</text:p>
      <text:p text:style-name="P2">print("\n***********Modified table***********\n",df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6:42:27.539020524</meta:creation-date>
    <dc:date>2024-08-24T16:43:51.400238129</dc:date>
    <meta:editing-duration>PT1M24S</meta:editing-duration>
    <meta:editing-cycles>1</meta:editing-cycles>
    <meta:document-statistic meta:table-count="0" meta:image-count="0" meta:object-count="0" meta:page-count="1" meta:paragraph-count="23" meta:word-count="37" meta:character-count="595" meta:non-whitespace-character-count="581"/>
    <meta:generator>LibreOffice/7.3.7.2$Linux_X86_64 LibreOffice_project/30$Build-2</meta:generator>
  </office:meta>
</office:document-meta>
</file>